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Техническое задание (ТЗ) для проекта "The Lost Ghost"</text:h>
      <text:h text:style-name="Heading_20_4" text:outline-level="4">1. <text:span text:style-name="Strong_20_Emphasis">Введение</text:span></text:h>
      <text:p text:style-name="Text_20_body">Проект "The Lost Ghost" представляет собой 2D-игру, разработанную на языке Python с использованием библиотеки Pygame. Игра является лабиринтом, в котором игрок управляет призраком, чтобы найти выход, избегая врагов и собирая зелья, которые временно усиливают его способности. Проект включает несколько уровней с различными тематиками (пустыня, океан, ад), каждый из которых имеет уникальные текстуры и карты.</text:p>
      <text:h text:style-name="Heading_20_4" text:outline-level="4">2. <text:span text:style-name="Strong_20_Emphasis">Цели и задачи проекта</text:span></text:h>
      <text:list text:style-name="L1">
        <text:list-item>
          <text:p text:style-name="P1"><text:span text:style-name="Strong_20_Emphasis">Цель</text:span>: Создание увлекательной 2D-игры с элементами лабиринта, где игрок должен находить выход, избегая врагов и используя временные усиления.</text:p>
        </text:list-item>
        <text:list-item>
          <text:p text:style-name="P1"><text:span text:style-name="Strong_20_Emphasis">Задачи</text:span>:</text:p>
          <text:list>
            <text:list-item>
              <text:p text:style-name="P1">Разработка многоуровневой системы с уникальными текстурами и картами.</text:p>
            </text:list-item>
            <text:list-item>
              <text:p text:style-name="P1">Реализация механики ярости, которая временно усиливает игрока.</text:p>
            </text:list-item>
            <text:list-item>
              <text:p text:style-name="P1">Создание анимаций для персонажа и врагов.</text:p>
            </text:list-item>
            <text:list-item>
              <text:p text:style-name="P1">Реализация системы сохранения прогресса.</text:p>
            </text:list-item>
            <text:list-item>
              <text:p text:style-name="P1">Обеспечение удобного управления и визуального отображения игры.</text:p>
            </text:list-item>
          </text:list>
        </text:list-item>
      </text:list>
      <text:h text:style-name="Heading_20_4" text:outline-level="4">3. <text:span text:style-name="Strong_20_Emphasis">Требования к функциональности</text:span></text:h>
      <text:list text:style-name="L2">
        <text:list-item>
          <text:p text:style-name="P2"><text:span text:style-name="Strong_20_Emphasis">Главное меню</text:span>:</text:p>
          <text:list>
            <text:list-item>
              <text:p text:style-name="P2">Отображение доступных уровней.</text:p>
            </text:list-item>
            <text:list-item>
              <text:p text:style-name="P2">Возможность выбора уровня.</text:p>
            </text:list-item>
            <text:list-item>
              <text:p text:style-name="P2">Отображение прогресса игрока (пройденные уровни).</text:p>
            </text:list-item>
          </text:list>
        </text:list-item>
        <text:list-item>
          <text:p text:style-name="P2"><text:span text:style-name="Strong_20_Emphasis">Игровой процесс</text:span>:</text:p>
          <text:list>
            <text:list-item>
              <text:p text:style-name="P2">Управление персонажем (движение в четыре стороны).</text:p>
            </text:list-item>
            <text:list-item>
              <text:p text:style-name="P2">Анимация персонажа при движении и покое.</text:p>
            </text:list-item>
            <text:list-item>
              <text:p text:style-name="P2">Враги, которые перемещаются по уровню и могут быть уничтожены в состоянии ярости.</text:p>
            </text:list-item>
            <text:list-item>
              <text:p text:style-name="P2">Зелья, которые временно усиливают игрока.</text:p>
            </text:list-item>
            <text:list-item>
              <text:p text:style-name="P2">Камера, которая следует за игроком.</text:p>
            </text:list-item>
            <text:list-item>
              <text:p text:style-name="P2">Проверка условий победы (достижение выхода) и поражения (столкновение с врагом).</text:p>
            </text:list-item>
          </text:list>
        </text:list-item>
        <text:list-item>
          <text:p text:style-name="P2"><text:span text:style-name="Strong_20_Emphasis">Система сохранения прогресса</text:span>:</text:p>
          <text:list>
            <text:list-item>
              <text:p text:style-name="P2">Сохранение пройденных уровней в файл.</text:p>
            </text:list-item>
            <text:list-item>
              <text:p text:style-name="P2">Загрузка прогресса при запуске игры.</text:p>
            </text:list-item>
          </text:list>
        </text:list-item>
      </text:list>
      <text:h text:style-name="Heading_20_4" text:outline-level="4"><text:soft-page-break/>4. <text:span text:style-name="Strong_20_Emphasis">Требования к интерфейсу</text:span></text:h>
      <text:list text:style-name="L3">
        <text:list-item>
          <text:p text:style-name="P3"><text:span text:style-name="Strong_20_Emphasis">Главное меню</text:span>:</text:p>
          <text:list>
            <text:list-item>
              <text:p text:style-name="P3">Фон с несколькими слоями для создания эффекта параллакса.</text:p>
            </text:list-item>
            <text:list-item>
              <text:p text:style-name="P3">Кнопки для выбора уровней.</text:p>
            </text:list-item>
            <text:list-item>
              <text:p text:style-name="P3">Отображение времени прохождения уровней.</text:p>
            </text:list-item>
          </text:list>
        </text:list-item>
        <text:list-item>
          <text:p text:style-name="P3"><text:span text:style-name="Strong_20_Emphasis">Игровой экран</text:span>:</text:p>
          <text:list>
            <text:list-item>
              <text:p text:style-name="P3">Отображение карты уровня с текстурами.</text:p>
            </text:list-item>
            <text:list-item>
              <text:p text:style-name="P3">Отображение игрока, врагов и зелий.</text:p>
            </text:list-item>
            <text:list-item>
              <text:p text:style-name="P3">Таймер уровня и таймер состояния ярости.</text:p>
            </text:list-item>
          </text:list>
        </text:list-item>
        <text:list-item>
          <text:p text:style-name="P3"><text:span text:style-name="Strong_20_Emphasis">Экран завершения уровня</text:span>:</text:p>
          <text:list>
            <text:list-item>
              <text:p text:style-name="P3">Сообщение о победе или поражении.</text:p>
            </text:list-item>
            <text:list-item>
              <text:p text:style-name="P3">Время прохождения уровня.</text:p>
            </text:list-item>
            <text:list-item>
              <text:p text:style-name="P3">Кнопка для возврата в главное меню.</text:p>
            </text:list-item>
          </text:list>
        </text:list-item>
      </text:list>
      <text:h text:style-name="Heading_20_4" text:outline-level="4">5. <text:span text:style-name="Strong_20_Emphasis">Требования к классам и их функциональности</text:span></text:h>
      <text:list text:style-name="L4">
        <text:list-item>
          <text:p text:style-name="P4"><text:span text:style-name="Strong_20_Emphasis">Класс </text:span><text:span text:style-name="Strong_20_Emphasis"><text:span text:style-name="Source_20_Text">MainScreen</text:span></text:span>:</text:p>
          <text:list>
            <text:list-item>
              <text:p text:style-name="P4">Отображение главного меню.</text:p>
            </text:list-item>
            <text:list-item>
              <text:p text:style-name="P4">Обработка кликов для выбора уровня.</text:p>
            </text:list-item>
            <text:list-item>
              <text:p text:style-name="P4">Передача управления в класс <text:span text:style-name="Source_20_Text">Game</text:span> для запуска уровня.</text:p>
            </text:list-item>
          </text:list>
        </text:list-item>
        <text:list-item>
          <text:p text:style-name="P4"><text:span text:style-name="Strong_20_Emphasis">Класс </text:span><text:span text:style-name="Strong_20_Emphasis"><text:span text:style-name="Source_20_Text">Player</text:span></text:span>:</text:p>
          <text:list>
            <text:list-item>
              <text:p text:style-name="P4">Управление движением и анимацией игрока.</text:p>
            </text:list-item>
            <text:list-item>
              <text:p text:style-name="P4">Проверка столкновений со стенами и врагами.</text:p>
            </text:list-item>
            <text:list-item>
              <text:p text:style-name="P4">Активация и деактивация состояния ярости.</text:p>
            </text:list-item>
          </text:list>
        </text:list-item>
        <text:list-item>
          <text:p text:style-name="P4"><text:span text:style-name="Strong_20_Emphasis">Класс </text:span><text:span text:style-name="Strong_20_Emphasis"><text:span text:style-name="Source_20_Text">Enemy</text:span></text:span>:</text:p>
          <text:list>
            <text:list-item>
              <text:p text:style-name="P4">Управление движением и анимацией врагов.</text:p>
            </text:list-item>
            <text:list-item>
              <text:p text:style-name="P4">Проверка столкновений со стенами.</text:p>
            </text:list-item>
            <text:list-item>
              <text:p text:style-name="P4">Взаимодействие с игроком (столкновение или уничтожение).</text:p>
            </text:list-item>
          </text:list>
        </text:list-item>
        <text:list-item>
          <text:p text:style-name="P4"><text:span text:style-name="Strong_20_Emphasis">Класс </text:span><text:span text:style-name="Strong_20_Emphasis"><text:span text:style-name="Source_20_Text">Potion</text:span></text:span>:</text:p>
          <text:list>
            <text:list-item>
              <text:p text:style-name="P4">Проверка столкновений с игроком.</text:p>
            </text:list-item>
            <text:list-item>
              <text:p text:style-name="P4">Активация состояния ярости у игрока.</text:p>
            </text:list-item>
            <text:list-item>
              <text:p text:style-name="P4">Отрисовка зелья на экране.</text:p>
            </text:list-item>
          </text:list>
        </text:list-item>
        <text:list-item>
          <text:p text:style-name="P4"><text:span text:style-name="Strong_20_Emphasis">Класс </text:span><text:span text:style-name="Strong_20_Emphasis"><text:span text:style-name="Source_20_Text">Camera</text:span></text:span>:</text:p>
          <text:list>
            <text:list-item>
              <text:p text:style-name="P4"><text:soft-page-break/>Следование за игроком.</text:p>
            </text:list-item>
            <text:list-item>
              <text:p text:style-name="P4">Применение смещения к координатам сущностей.</text:p>
            </text:list-item>
            <text:list-item>
              <text:p text:style-name="P4">Отрисовка уровня с учетом смещения камеры.</text:p>
            </text:list-item>
          </text:list>
        </text:list-item>
        <text:list-item>
          <text:p text:style-name="P4"><text:span text:style-name="Strong_20_Emphasis">Класс </text:span><text:span text:style-name="Strong_20_Emphasis"><text:span text:style-name="Source_20_Text">ShowLevel</text:span></text:span>:</text:p>
          <text:list>
            <text:list-item>
              <text:p text:style-name="P4">Загрузка карты и текстур.</text:p>
            </text:list-item>
            <text:list-item>
              <text:p text:style-name="P4">Создание и управление игроком, врагами и зельями.</text:p>
            </text:list-item>
            <text:list-item>
              <text:p text:style-name="P4">Проверка условий победы и поражения.</text:p>
            </text:list-item>
            <text:list-item>
              <text:p text:style-name="P4">Отрисовка уровня с учетом камеры.</text:p>
            </text:list-item>
          </text:list>
        </text:list-item>
        <text:list-item>
          <text:p text:style-name="P4"><text:span text:style-name="Strong_20_Emphasis">Класс </text:span><text:span text:style-name="Strong_20_Emphasis"><text:span text:style-name="Source_20_Text">Game</text:span></text:span>:</text:p>
          <text:list>
            <text:list-item>
              <text:p text:style-name="P4">Инициализация игры и загрузка прогресса.</text:p>
            </text:list-item>
            <text:list-item>
              <text:p text:style-name="P4">Переключение между экранами (главное меню и уровень).</text:p>
            </text:list-item>
            <text:list-item>
              <text:p text:style-name="P4">Обработка событий (закрытие игры, клики, нажатия клавиш).</text:p>
            </text:list-item>
            <text:list-item>
              <text:p text:style-name="P4">Запуск и завершение уровней.</text:p>
            </text:list-item>
          </text:list>
        </text:list-item>
      </text:list>
      <text:h text:style-name="Heading_20_4" text:outline-level="4">6. <text:span text:style-name="Strong_20_Emphasis">Требования к графике и анимациям</text:span></text:h>
      <text:list text:style-name="L5">
        <text:list-item>
          <text:p text:style-name="P5"><text:span text:style-name="Strong_20_Emphasis">Текстуры</text:span>:</text:p>
          <text:list>
            <text:list-item>
              <text:p text:style-name="P5">Уникальные текстуры для каждого уровня (стены, пол, выход).</text:p>
            </text:list-item>
            <text:list-item>
              <text:p text:style-name="P5">Текстуры для игрока, врагов и зелий.</text:p>
            </text:list-item>
          </text:list>
        </text:list-item>
        <text:list-item>
          <text:p text:style-name="P5"><text:span text:style-name="Strong_20_Emphasis">Анимации</text:span>:</text:p>
          <text:list>
            <text:list-item>
              <text:p text:style-name="P5">Анимации движения игрока (вверх, вниз, влево, вправо).</text:p>
            </text:list-item>
            <text:list-item>
              <text:p text:style-name="P5">Анимации движения врагов.</text:p>
            </text:list-item>
          </text:list>
        </text:list-item>
      </text:list>
      <text:h text:style-name="Heading_20_4" text:outline-level="4">7. <text:span text:style-name="Strong_20_Emphasis">Требования к системе сохранения</text:span></text:h>
      <text:list text:style-name="L6">
        <text:list-item>
          <text:p text:style-name="P6"><text:span text:style-name="Strong_20_Emphasis">Файл прогресса</text:span>:</text:p>
          <text:list>
            <text:list-item>
              <text:p text:style-name="P6">Сохранение пройденных уровней в текстовом файле.</text:p>
            </text:list-item>
            <text:list-item>
              <text:p text:style-name="P6">Загрузка прогресса при запуске игры.</text:p>
            </text:list-item>
            <text:list-item>
              <text:p text:style-name="P6">Добавление новых уровней в файл прогресса по мере их прохождения.</text:p>
            </text:list-item>
          </text:list>
        </text:list-item>
      </text:list>
      <text:h text:style-name="Heading_20_4" text:outline-level="4">8. <text:span text:style-name="Strong_20_Emphasis">Требования к производительности</text:span></text:h>
      <text:list text:style-name="L7">
        <text:list-item>
          <text:p text:style-name="P7"><text:span text:style-name="Strong_20_Emphasis">Частота кадров</text:span>: Игра должна работать с частотой 60 FPS.</text:p>
        </text:list-item>
        <text:list-item>
          <text:p text:style-name="P7"><text:span text:style-name="Strong_20_Emphasis">Оптимизация</text:span>: Минимизация нагрузки на процессор и память за счет эффективного использования ресурсов Pygame.</text:p>
        </text:list-item>
      </text:list>
      <text:h text:style-name="Heading_20_4" text:outline-level="4">9. <text:span text:style-name="Strong_20_Emphasis">Требования к тестированию</text:span></text:h>
      <text:list text:style-name="L8">
        <text:list-item>
          <text:p text:style-name="P8"><text:span text:style-name="Strong_20_Emphasis">Функциональное тестирование</text:span>:</text:p>
          <text:list>
            <text:list-item>
              <text:p text:style-name="P8"><text:soft-page-break/>Проверка корректности работы всех механик (движение, столкновения, ярость).</text:p>
            </text:list-item>
            <text:list-item>
              <text:p text:style-name="P8">Проверка корректности загрузки и сохранения прогресса.</text:p>
            </text:list-item>
          </text:list>
        </text:list-item>
        <text:list-item>
          <text:p text:style-name="P8"><text:span text:style-name="Strong_20_Emphasis">Тестирование интерфейса</text:span>:</text:p>
          <text:list>
            <text:list-item>
              <text:p text:style-name="P8">Проверка корректности отображения всех элементов интерфейса.</text:p>
            </text:list-item>
            <text:list-item>
              <text:p text:style-name="P8">Проверка реакции на пользовательский ввод (клики, нажатия клавиш).</text:p>
            </text:list-item>
          </text:list>
        </text:list-item>
        <text:list-item>
          <text:p text:style-name="P8"><text:span text:style-name="Strong_20_Emphasis">Тестирование производительности</text:span>:</text:p>
          <text:list>
            <text:list-item>
              <text:p text:style-name="P8">Проверка стабильности работы игры на разных устройствах.</text:p>
            </text:list-item>
          </text:list>
        </text:list-item>
      </text:list>
      <text:h text:style-name="Heading_20_4" text:outline-level="4">10. <text:span text:style-name="Strong_20_Emphasis">Требования к документации</text:span></text:h>
      <text:list text:style-name="L9">
        <text:list-item>
          <text:p text:style-name="P9"><text:span text:style-name="Strong_20_Emphasis">Пояснительная записка</text:span>: Описание проекта, его особенностей и используемых технологий.</text:p>
        </text:list-item>
        <text:list-item>
          <text:p text:style-name="P9"><text:span text:style-name="Strong_20_Emphasis">Презентация</text:span>: Описание структуры проекта, классов и их функциональности.</text:p>
        </text:list-item>
        <text:list-item>
          <text:p text:style-name="P9"><text:span text:style-name="Strong_20_Emphasis">Техническое задание</text:span>: Детальное описание требований к проекту.</text:p>
        </text:list-item>
      </text:list>
      <text:h text:style-name="Heading_20_4" text:outline-level="4">11. <text:span text:style-name="Strong_20_Emphasis">Этапы разработки</text:span></text:h>
      <text:list text:style-name="L10">
        <text:list-item>
          <text:p text:style-name="P10"><text:span text:style-name="Strong_20_Emphasis">Проектирование</text:span>:</text:p>
          <text:list>
            <text:list-item>
              <text:p text:style-name="P10">Разработка структуры проекта.</text:p>
            </text:list-item>
            <text:list-item>
              <text:p text:style-name="P10">Создание карт уровней и текстур.</text:p>
            </text:list-item>
          </text:list>
        </text:list-item>
        <text:list-item>
          <text:p text:style-name="P10"><text:span text:style-name="Strong_20_Emphasis">Реализация</text:span>:</text:p>
          <text:list>
            <text:list-item>
              <text:p text:style-name="P10">Написание кода для всех классов.</text:p>
            </text:list-item>
            <text:list-item>
              <text:p text:style-name="P10">Реализация механик игры.</text:p>
            </text:list-item>
          </text:list>
        </text:list-item>
        <text:list-item>
          <text:p text:style-name="P10"><text:span text:style-name="Strong_20_Emphasis">Тестирование</text:span>:</text:p>
          <text:list>
            <text:list-item>
              <text:p text:style-name="P10">Функциональное тестирование.</text:p>
            </text:list-item>
            <text:list-item>
              <text:p text:style-name="P10">Тестирование интерфейса и производительности.</text:p>
            </text:list-item>
          </text:list>
        </text:list-item>
        <text:list-item>
          <text:p text:style-name="P10"><text:span text:style-name="Strong_20_Emphasis">Документирование</text:span>:</text:p>
          <text:list>
            <text:list-item>
              <text:p text:style-name="P10">Написание пояснительной записки.</text:p>
            </text:list-item>
            <text:list-item>
              <text:p text:style-name="P10">Создание презентации.</text:p>
            </text:list-item>
            <text:list-item>
              <text:p text:style-name="P10">Составление технического задания.</text:p>
            </text:list-item>
          </text:list>
        </text:list-item>
        <text:list-item>
          <text:p text:style-name="P10"><text:span text:style-name="Strong_20_Emphasis">Завершение</text:span>:</text:p>
          <text:list>
            <text:list-item>
              <text:p text:style-name="P10">Финальное тестирование.</text:p>
            </text:list-item>
            <text:list-item>
              <text:p text:style-name="P10">Подготовка проекта к сдаче.</text:p>
            </text:list-item>
          </text:list>
        </text:list-item>
      </text:list>
      <text:h text:style-name="Heading_20_4" text:outline-level="4">12. <text:span text:style-name="Strong_20_Emphasis">Заключение</text:span></text:h>
      <text:p text:style-name="Text_20_body">Техническое задание описывает основные требования к проекту "The Lost Ghost". Оно включает в себя требования к функциональности, интерфейсу, классам, графике, системе <text:soft-page-break/>сохранения, производительности, тестированию и документации. Следование этому ТЗ позволит успешно реализовать проект и обеспечить его корректную работ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6:07:24.909000000</meta:creation-date>
    <dc:date>2025-02-20T16:10:51.372000000</dc:date>
    <meta:editing-duration>PT3M27S</meta:editing-duration>
    <meta:editing-cycles>1</meta:editing-cycles>
    <meta:document-statistic meta:table-count="0" meta:image-count="0" meta:object-count="0" meta:page-count="5" meta:paragraph-count="117" meta:word-count="737" meta:character-count="5090" meta:non-whitespace-character-count="4572"/>
    <meta:generator>LibreOffice/24.2.3.2$Windows_X86_64 LibreOffice_project/433d9c2ded56988e8a90e6b2e771ee4e6a5ab2ba</meta:generator>
  </office:meta>
</office:document-meta>
</file>